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Me1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é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eler</text:p>
          </table:table-cell>
          <table:table-cell office:value-type="string" calcext:value-type="string">
            <text:p>sëe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PROr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üner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assés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meuvent</text:p>
          </table:table-cell>
          <table:table-cell office:value-type="string" calcext:value-type="string">
            <text:p>esm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er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aig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c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Ro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gier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erer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al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u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o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ïssié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ile</text:p>
          </table:table-cell>
          <table:table-cell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e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te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s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üner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ent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journer</text:p>
          </table:table-cell>
          <table:table-cell office:value-type="string" calcext:value-type="string">
            <text:p>aj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c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ruiie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leuk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ill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uk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tout</text:p>
          </table:table-cell>
          <table:table-cell office:value-type="string" calcext:value-type="string">
            <text:p>ato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oubés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i</text:p>
          </table:table-cell>
          <table:table-cell office:value-type="string" calcext:value-type="string">
            <text:p>de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esté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ïssié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</text:p>
          </table:table-cell>
          <table:table-cell office:value-type="string" calcext:value-type="string">
            <text:p>lo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eler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cief</text:p>
          </table:table-cell>
          <table:table-cell office:value-type="string" calcext:value-type="string">
            <text:p>eschi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land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rn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hi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er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é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ieu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y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i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u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té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hi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uver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ou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hi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e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trouver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chi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i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sés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eve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ol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eu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y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sey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u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hire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PROr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ïs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ü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f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iés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ourner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rs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andir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ié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o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o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ra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andés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uter</text:p>
          </table:table-cell>
          <table:table-cell office:value-type="string" calcext:value-type="string">
            <text:p>arot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aig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h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aceler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an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journer</text:p>
          </table:table-cell>
          <table:table-cell office:value-type="string" calcext:value-type="string">
            <text:p>ajor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é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villons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ai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le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uver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ai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le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v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ï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u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és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é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ch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dé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lerai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sey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é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achiés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o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nsey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silliés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e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en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entir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és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endé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çou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oura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ki</text:p>
          </table:table-cell>
          <table:table-cell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nçois</text:p>
          </table:table-cell>
          <table:table-cell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on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ria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—parfonde</text:p>
          </table:table-cell>
          <table:table-cell office:value-type="string" calcext:value-type="string">
            <text:p>Val-Parfo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i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j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tent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e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ai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oia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ffroy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uduïn</text:p>
          </table:table-cell>
          <table:table-cell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—parfonde</text:p>
          </table:table-cell>
          <table:table-cell office:value-type="string" calcext:value-type="string">
            <text:p>Val-Parfo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c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erent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lugny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uk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u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aigne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ai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ffrois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siel</text:p>
          </table:table-cell>
          <table:table-cell office:value-type="string" calcext:value-type="string">
            <text:p>Mans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he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vier</text:p>
          </table:table-cell>
          <table:table-cell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edi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ge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rchede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land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ner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amen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er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d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r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s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e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hesus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da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es</text:p>
          </table:table-cell>
          <table:table-cell office:value-type="string" calcext:value-type="string">
            <text:p>l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ves</text:p>
          </table:table-cell>
          <table:table-cell office:value-type="string" calcext:value-type="string">
            <text:p>tr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nées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n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sei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l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é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üss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és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ü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li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ison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e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ié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s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o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aison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nerés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s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rava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ro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s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encir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eg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li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remetent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aceler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c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i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jor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é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cubes</text:p>
          </table:table-cell>
          <table:table-cell office:value-type="string" calcext:value-type="string">
            <text:p>aucu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vellons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da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ré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mis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o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sis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ivrés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nderai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e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é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aciés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ro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lliés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en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és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r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dé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s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ceste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olle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ornere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i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n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irom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on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nu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i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oria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—profonde</text:p>
          </table:table-cell>
          <table:table-cell office:value-type="string" calcext:value-type="string">
            <text:p>Val-Parfo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j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tent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rre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e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in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orne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lis</text:p>
          </table:table-cell>
          <table:table-cell office:value-type="string" calcext:value-type="string">
            <text:p>esl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frois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enger</text:p>
          </table:table-cell>
          <table:table-cell office:value-type="string" calcext:value-type="string">
            <text:p>Beren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uïns</text:p>
          </table:table-cell>
          <table:table-cell office:value-type="string" calcext:value-type="string">
            <text:p>Har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—profonde</text:p>
          </table:table-cell>
          <table:table-cell office:value-type="string" calcext:value-type="string">
            <text:p>Val-Parfo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stornerent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uigni</text:p>
          </table:table-cell>
          <table:table-cell office:value-type="string" calcext:value-type="string">
            <text:p>Clugny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u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eignent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oing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e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m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is</text:p>
          </table:table-cell>
          <table:table-cell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ifroi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ns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ent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n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eldex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l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sus</text:p>
          </table:table-cell>
          <table:table-cell office:value-type="string" calcext:value-type="string">
            <text:p>la_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o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corre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s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ovenc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orchaçons</text:p>
          </table:table-cell>
          <table:table-cell office:value-type="string" calcext:value-type="string">
            <text:p>porch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domes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hait</text:p>
          </table:table-cell>
          <table:table-cell office:value-type="string" calcext:value-type="string">
            <text:p>desh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é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près</text:p>
          </table:table-cell>
          <table:table-cell office:value-type="string" calcext:value-type="string">
            <text:p>em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emont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er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illau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m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ntrent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en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lins</text:p>
          </table:table-cell>
          <table:table-cell office:value-type="string" calcext:value-type="string">
            <text:p>encl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o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u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eus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é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rand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itiés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ai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ï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l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fres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frois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pond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nime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is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tornés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i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oi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ie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i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és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u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tornés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oste</text:p>
          </table:table-cell>
          <table:table-cell office:value-type="string" calcext:value-type="string">
            <text:p>decost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ge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més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m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cotés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dés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asmés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ü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ü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ro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ls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henus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arbés</text:p>
          </table:table-cell>
          <table:table-cell office:value-type="string" calcext:value-type="string">
            <text:p>barb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ment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uc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a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erés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sillie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tés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ssilon</text:p>
          </table:table-cell>
          <table:table-cell office:value-type="string" calcext:value-type="string">
            <text:p>Rossill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és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reté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és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ndo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es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rotés</text:p>
          </table:table-cell>
          <table:table-cell office:value-type="string" calcext:value-type="string">
            <text:p>aro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troi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eés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bés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mplis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sés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trai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é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stera</text:p>
          </table:table-cell>
          <table:table-cell office:value-type="string" calcext:value-type="string">
            <text:p>cos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marc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és</text:p>
          </table:table-cell>
          <table:table-cell office:value-type="string" calcext:value-type="string">
            <text:p>est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e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onés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sés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te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asmés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s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anrons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genrés</text:p>
          </table:table-cell>
          <table:table-cell office:value-type="string" calcext:value-type="string">
            <text:p>engendr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chins</text:p>
          </table:table-cell>
          <table:table-cell office:value-type="string" calcext:value-type="string">
            <text:p>mesch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rons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sés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om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entés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nés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aire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è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é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e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fré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er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dus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stés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ointastes</text:p>
          </table:table-cell>
          <table:table-cell office:value-type="string" calcext:value-type="string">
            <text:p>acoi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elons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nemi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teront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ndro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ciés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g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s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s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hesus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ro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ldro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s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re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e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v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ns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é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rnir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tecoste</text:p>
          </table:table-cell>
          <table:table-cell office:value-type="string" calcext:value-type="string">
            <text:p>pentecoste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PROrel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i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i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ciles</text:p>
          </table:table-cell>
          <table:table-cell office:value-type="string" calcext:value-type="string">
            <text:p>conc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46:28.638381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49:39.425761097</dc:date>
    <meta:editing-duration>PT3M38S</meta:editing-duration>
    <meta:editing-cycles>3</meta:editing-cycles>
    <meta:generator>LibreOffice/5.1.6.2$Linux_X86_64 LibreOffice_project/10m0$Build-2</meta:generator>
    <meta:document-statistic meta:table-count="1" meta:cell-count="11036" meta:object-count="0"/>
  </office:meta>
</office:document-meta>
</file>